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99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9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2" table:number-columns-repeated="2" table:default-cell-style-name="ce5"/>
        <table:table-column table:style-name="co2" table:default-cell-style-name="ce12"/>
        <table:table-column table:style-name="co4" table:default-cell-style-name="ce10"/>
        <table:table-column table:style-name="co2" table:number-columns-repeated="4" table:default-cell-style-name="ce5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number-columns-repeated="2" table:default-cell-style-name="ce17"/>
        <table:table-column table:style-name="co6" table:number-columns-repeated="2" table:default-cell-style-name="Default"/>
        <table:table-column table:style-name="co4" table:default-cell-style-name="ce10"/>
        <table:table-column table:style-name="co6" table:default-cell-style-name="ce20"/>
        <table:table-column table:style-name="co7" table:default-cell-style-name="ce23"/>
        <table:table-column table:style-name="co4" table:default-cell-style-name="ce10"/>
        <table:table-column table:style-name="co6" table:default-cell-style-name="ce20"/>
        <table:table-column table:style-name="co2" table:default-cell-style-name="ce25"/>
        <table:table-column table:style-name="co4" table:default-cell-style-name="ce10"/>
        <table:table-column table:style-name="co6" table:default-cell-style-name="ce20"/>
        <table:table-column table:style-name="co7" table:default-cell-style-name="ce23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 (L)</text:p>
          </table:table-cell>
          <table:table-cell table:style-name="ce4" office:value-type="string" calcext:value-type="string">
            <text:p>L3 (P)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E1</text:p>
          </table:table-cell>
          <table:table-cell table:style-name="ce4" office:value-type="string" calcext:value-type="string">
            <text:p>E2</text:p>
          </table:table-cell>
          <table:table-cell table:style-name="ce4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4" office:value-type="string" calcext:value-type="string">
            <text:p>IM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4" office:value-type="string" calcext:value-type="string">
            <text:p>FP – PR</text:p>
          </table:table-cell>
          <table:table-cell table:style-name="ce4" office:value-type="string" calcext:value-type="string">
            <text:p>FP – DSU</text:p>
          </table:table-cell>
          <table:table-cell table:style-name="ce4" office:value-type="string" calcext:value-type="string">
            <text:p>FP – F</text:p>
          </table:table-cell>
          <table:table-cell table:style-name="ce4" office:value-type="string" calcext:value-type="string">
            <text:p>FP – OT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3" office:value-type="string" calcext:value-type="string">
            <text:p>Final Grade</text:p>
          </table:table-cell>
          <table:table-cell table:style-name="ce15" office:value-type="string" calcext:value-type="string">
            <text:p>Final Grade</text:p>
          </table:table-cell>
          <table:table-cell table:style-name="ce15" office:value-type="string" calcext:value-type="string">
            <text:p>Submitted Grade</text:p>
          </table:table-cell>
          <table:table-cell table:style-name="ce15" office:value-type="string" calcext:value-type="string">
            <text:p>Final GPA</text:p>
          </table:table-cell>
          <table:table-cell table:style-name="ce15" office:value-type="string" calcext:value-type="string">
            <text:p>Submitted GPA</text:p>
          </table:table-cell>
          <table:table-cell table:style-name="ce9"/>
          <table:table-cell table:style-name="ce19" office:value-type="string" calcext:value-type="string">
            <text:p>Letter Grade</text:p>
          </table:table-cell>
          <table:table-cell table:style-name="ce22" office:value-type="string" calcext:value-type="string">
            <text:p>Numerical Grade</text:p>
          </table:table-cell>
          <table:table-cell table:style-name="ce9"/>
          <table:table-cell table:style-name="ce19" office:value-type="string" calcext:value-type="string">
            <text:p>Letter Grade</text:p>
          </table:table-cell>
          <table:table-cell table:style-name="ce24" office:value-type="string" calcext:value-type="string">
            <text:p>GPA </text:p>
          </table:table-cell>
          <table:table-cell table:style-name="ce9"/>
          <table:table-cell table:style-name="ce19"/>
          <table:table-cell table:style-name="ce22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7" table:formula="of:=(SUM(VLOOKUP([.B2]; [.$AJ$2:.$AK$14]; 2; 0); VLOOKUP([.C2]; [.$AJ$2:.$AK$14]; 2; 0); VLOOKUP([.D2]; [.$AJ$2:.$AK$14]; 2; 0); VLOOKUP([.E2]; [.$AJ$2:.$AK$14]; 2; 0); VLOOKUP([.F2]; [.$AJ$2:.$AK$14]; 2; 0); VLOOKUP([.G2]; [.$AJ$2:.$AK$14]; 2; 0); VLOOKUP([.H2]; [.$AJ$2:.$AK$14]; 2; 0); VLOOKUP([.I2]; [.$AJ$2:.$AK$14]; 2; 0);  VLOOKUP([.J2]; [.$AJ$2:.$AK$14]; 2; 0))) / 900 * 0.3" office:value-type="float" office:value="0.28" calcext:value-type="float">
            <text:p>0.28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style-name="ce7" table:formula="of:=[.M2]/50*0.15 + [.N2]/50*0.15 + [.O2]/100*0.2" office:value-type="float" office:value="0.429" calcext:value-type="float">
            <text:p>0.42900</text:p>
          </table:table-cell>
          <table:table-cell/>
          <table:table-cell table:style-name="ce5" office:value-type="string" calcext:value-type="string">
            <text:p>B+</text:p>
          </table:table-cell>
          <table:table-cell table:style-name="ce5" office:value-type="string" calcext:value-type="string">
            <text:p>A-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2]; [.$AJ$2:.$AK$14]; 2; 0); VLOOKUP([.S2]; [.$AJ$2:.$AK$14]; 2; 0); MIN([.T2]; 30); [.U2])/235)*0.05" office:value-type="float" office:value="0.0461702127659575" calcext:value-type="float">
            <text:p>0.04617</text:p>
          </table:table-cell>
          <table:table-cell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2]; [.$AJ$2:.$AK$14]; 2; 0); VLOOKUP([.Y2]; [.$AJ$2:.$AK$14]; 2; 0); VLOOKUP([.Z2]; [.$AJ$2:.$AK$14]; 2; 0))/300)*0.15" office:value-type="float" office:value="0.1305" calcext:value-type="float">
            <text:p>0.13050</text:p>
          </table:table-cell>
          <table:table-cell/>
          <table:table-cell table:style-name="ce13" table:formula="of:=[.K2] + [.P2] + [.V2] + [.AB2]" office:value-type="float" office:value="0.885670212765957" calcext:value-type="float">
            <text:p>0.88567</text:p>
          </table:table-cell>
          <table:table-cell table:style-name="ce15" table:formula="of:=IF([.AD2]&gt;=0.9875;&quot;A+&quot;;  IF([.AD2]&gt;=0.94; &quot;A&quot;; IF([.AD2]&gt;=0.9; &quot;A-&quot;; IF([.AD2]&gt;=0.87; &quot;B+&quot;; IF([.AD2]&gt;=0.84;&quot;B&quot;; IF([.AD2]&gt;=0.8; &quot;B-&quot;; IF([.AD2]&gt;=0.77; &quot;C+&quot;; IF([.AD2]&gt;=0.74;&quot;C&quot;; IF([.AD2]&gt;=0.7; &quot;C-&quot;; IF([.AD2]&gt;=0.67; &quot;D+&quot;; IF([.AD2]&gt;=0.64;&quot;D&quot;; IF([.AD2]&gt;=0.6; &quot;D-&quot;; &quot;F&quot;))))))))))))" office:value-type="string" office:string-value="B+" calcext:value-type="string">
            <text:p>B+</text:p>
          </table:table-cell>
          <table:table-cell table:style-name="ce15" office:value-type="string" calcext:value-type="string">
            <text:p>B+</text:p>
          </table:table-cell>
          <table:table-cell table:style-name="ce15" table:formula="of:=VLOOKUP([.AE2]; [.$AM$2:.$AN$14]; 2; 0)" office:value-type="float" office:value="3.3" calcext:value-type="float">
            <text:p>3.3</text:p>
          </table:table-cell>
          <table:table-cell table:style-name="ce15" table:formula="of:=VLOOKUP([.AF2]; [.$AM$2:.$AN$14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B-</text:p>
          </table:table-cell>
          <table:table-cell table:style-name="ce7" table:formula="of:=(SUM(VLOOKUP([.B3]; [.$AJ$2:.$AK$14]; 2; 0); VLOOKUP([.C3]; [.$AJ$2:.$AK$14]; 2; 0); VLOOKUP([.D3]; [.$AJ$2:.$AK$14]; 2; 0); VLOOKUP([.E3]; [.$AJ$2:.$AK$14]; 2; 0); VLOOKUP([.F3]; [.$AJ$2:.$AK$14]; 2; 0); VLOOKUP([.G3]; [.$AJ$2:.$AK$14]; 2; 0); VLOOKUP([.H3]; [.$AJ$2:.$AK$14]; 2; 0); VLOOKUP([.I3]; [.$AJ$2:.$AK$14]; 2; 0);  VLOOKUP([.J3]; [.$AJ$2:.$AK$14]; 2; 0))) / 900 * 0.3" office:value-type="float" office:value="0.267" calcext:value-type="float">
            <text:p>0.2670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table:style-name="ce7" table:formula="of:=[.M3]/50*0.15 + [.N3]/50*0.15 + [.O3]/100*0.2" office:value-type="float" office:value="0.448" calcext:value-type="float">
            <text:p>0.44800</text:p>
          </table:table-cell>
          <table:table-cell/>
          <table:table-cell table:style-name="ce5" office:value-type="string" calcext:value-type="string">
            <text:p>B+</text:p>
          </table:table-cell>
          <table:table-cell table:style-name="ce5" office:value-type="string" calcext:value-type="string">
            <text:p>A-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7" table:formula="of:=(SUM(VLOOKUP([.R3]; [.$AJ$2:.$AK$14]; 2; 0); VLOOKUP([.S3]; [.$AJ$2:.$AK$14]; 2; 0); MIN([.T3]; 30); [.U3])/235)*0.05" office:value-type="float" office:value="0.0459574468085106" calcext:value-type="float">
            <text:p>0.04596</text:p>
          </table:table-cell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3]; [.$AJ$2:.$AK$14]; 2; 0); VLOOKUP([.Y3]; [.$AJ$2:.$AK$14]; 2; 0); VLOOKUP([.Z3]; [.$AJ$2:.$AK$14]; 2; 0))/300)*0.15" office:value-type="float" office:value="0.127" calcext:value-type="float">
            <text:p>0.12700</text:p>
          </table:table-cell>
          <table:table-cell/>
          <table:table-cell table:style-name="ce13" table:formula="of:=[.K3] + [.P3] + [.V3] + [.AB3]" office:value-type="float" office:value="0.887957446808511" calcext:value-type="float">
            <text:p>0.88796</text:p>
          </table:table-cell>
          <table:table-cell table:style-name="ce15" table:formula="of:=IF([.AD3]&gt;=0.9875;&quot;A+&quot;;  IF([.AD3]&gt;=0.94; &quot;A&quot;; IF([.AD3]&gt;=0.9; &quot;A-&quot;; IF([.AD3]&gt;=0.87; &quot;B+&quot;; IF([.AD3]&gt;=0.84;&quot;B&quot;; IF([.AD3]&gt;=0.8; &quot;B-&quot;; IF([.AD3]&gt;=0.77; &quot;C+&quot;; IF([.AD3]&gt;=0.74;&quot;C&quot;; IF([.AD3]&gt;=0.7; &quot;C-&quot;; IF([.AD3]&gt;=0.67; &quot;D+&quot;; IF([.AD3]&gt;=0.64;&quot;D&quot;; IF([.AD3]&gt;=0.6; &quot;D-&quot;; &quot;F&quot;))))))))))))" office:value-type="string" office:string-value="B+" calcext:value-type="string">
            <text:p>B+</text:p>
          </table:table-cell>
          <table:table-cell table:style-name="ce15" office:value-type="string" calcext:value-type="string">
            <text:p>B+</text:p>
          </table:table-cell>
          <table:table-cell table:style-name="ce15" table:formula="of:=VLOOKUP([.AE3]; [.$AM$2:.$AN$14]; 2; 0)" office:value-type="float" office:value="3.3" calcext:value-type="float">
            <text:p>3.3</text:p>
          </table:table-cell>
          <table:table-cell table:style-name="ce15" table:formula="of:=VLOOKUP([.AF3]; [.$AM$2:.$AN$14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mog Boan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B4]; [.$AJ$2:.$AK$14]; 2; 0); VLOOKUP([.C4]; [.$AJ$2:.$AK$14]; 2; 0); VLOOKUP([.D4]; [.$AJ$2:.$AK$14]; 2; 0); VLOOKUP([.E4]; [.$AJ$2:.$AK$14]; 2; 0); VLOOKUP([.F4]; [.$AJ$2:.$AK$14]; 2; 0); VLOOKUP([.G4]; [.$AJ$2:.$AK$14]; 2; 0); VLOOKUP([.H4]; [.$AJ$2:.$AK$14]; 2; 0); VLOOKUP([.I4]; [.$AJ$2:.$AK$14]; 2; 0);  VLOOKUP([.J4]; [.$AJ$2:.$AK$14]; 2; 0))) / 900 * 0.3" office:value-type="float" office:value="0.276666666666667" calcext:value-type="float">
            <text:p>0.2766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table:style-name="ce7" table:formula="of:=[.M4]/50*0.15 + [.N4]/50*0.15 + [.O4]/100*0.2" office:value-type="float" office:value="0.403" calcext:value-type="float">
            <text:p>0.4030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4]; [.$AJ$2:.$AK$14]; 2; 0); VLOOKUP([.S4]; [.$AJ$2:.$AK$14]; 2; 0); MIN([.T4]; 30); [.U4])/235)*0.05" office:value-type="float" office:value="0.0406382978723404" calcext:value-type="float">
            <text:p>0.04064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4]; [.$AJ$2:.$AK$14]; 2; 0); VLOOKUP([.Y4]; [.$AJ$2:.$AK$14]; 2; 0); VLOOKUP([.Z4]; [.$AJ$2:.$AK$14]; 2; 0))/300)*0.15" office:value-type="float" office:value="0.1375" calcext:value-type="float">
            <text:p>0.13750</text:p>
          </table:table-cell>
          <table:table-cell/>
          <table:table-cell table:style-name="ce13" table:formula="of:=[.K4] + [.P4] + [.V4] + [.AB4]" office:value-type="float" office:value="0.857804964539007" calcext:value-type="float">
            <text:p>0.85780</text:p>
          </table:table-cell>
          <table:table-cell table:style-name="ce15" table:formula="of:=IF([.AD4]&gt;=0.9875;&quot;A+&quot;;  IF([.AD4]&gt;=0.94; &quot;A&quot;; IF([.AD4]&gt;=0.9; &quot;A-&quot;; IF([.AD4]&gt;=0.87; &quot;B+&quot;; IF([.AD4]&gt;=0.84;&quot;B&quot;; IF([.AD4]&gt;=0.8; &quot;B-&quot;; IF([.AD4]&gt;=0.77; &quot;C+&quot;; IF([.AD4]&gt;=0.74;&quot;C&quot;; IF([.AD4]&gt;=0.7; &quot;C-&quot;; IF([.AD4]&gt;=0.67; &quot;D+&quot;; IF([.AD4]&gt;=0.64;&quot;D&quot;; IF([.AD4]&gt;=0.6; &quot;D-&quot;; &quot;F&quot;))))))))))))" office:value-type="string" office:string-value="B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E4]; [.$AM$2:.$AN$14]; 2; 0)" office:value-type="float" office:value="3" calcext:value-type="float">
            <text:p>3</text:p>
          </table:table-cell>
          <table:table-cell table:style-name="ce15" table:formula="of:=VLOOKUP([.AF4]; [.$AM$2:.$AN$14]; 2; 0)" office:value-type="float" office:value="3" calcext:value-type="float">
            <text:p>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table:style-name="ce7" table:formula="of:=(SUM(VLOOKUP([.B5]; [.$AJ$2:.$AK$14]; 2; 0); VLOOKUP([.C5]; [.$AJ$2:.$AK$14]; 2; 0); VLOOKUP([.D5]; [.$AJ$2:.$AK$14]; 2; 0); VLOOKUP([.E5]; [.$AJ$2:.$AK$14]; 2; 0); VLOOKUP([.F5]; [.$AJ$2:.$AK$14]; 2; 0); VLOOKUP([.G5]; [.$AJ$2:.$AK$14]; 2; 0); VLOOKUP([.H5]; [.$AJ$2:.$AK$14]; 2; 0); VLOOKUP([.I5]; [.$AJ$2:.$AK$14]; 2; 0);  VLOOKUP([.J5]; [.$AJ$2:.$AK$14]; 2; 0))) / 900 * 0.3" office:value-type="float" office:value="0.268333333333333" calcext:value-type="float">
            <text:p>0.2683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table:style-name="ce7" table:formula="of:=[.M5]/50*0.15 + [.N5]/50*0.15 + [.O5]/100*0.2" office:value-type="float" office:value="0.41" calcext:value-type="float">
            <text:p>0.410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5]; [.$AJ$2:.$AK$14]; 2; 0); VLOOKUP([.S5]; [.$AJ$2:.$AK$14]; 2; 0); MIN([.T5]; 30); [.U5])/235)*0.05" office:value-type="float" office:value="0.0440425531914894" calcext:value-type="float">
            <text:p>0.04404</text:p>
          </table:table-cell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5]; [.$AJ$2:.$AK$14]; 2; 0); VLOOKUP([.Y5]; [.$AJ$2:.$AK$14]; 2; 0); VLOOKUP([.Z5]; [.$AJ$2:.$AK$14]; 2; 0))/300)*0.15" office:value-type="float" office:value="0.129" calcext:value-type="float">
            <text:p>0.12900</text:p>
          </table:table-cell>
          <table:table-cell/>
          <table:table-cell table:style-name="ce13" table:formula="of:=[.K5] + [.P5] + [.V5] + [.AB5]" office:value-type="float" office:value="0.851375886524823" calcext:value-type="float">
            <text:p>0.85138</text:p>
          </table:table-cell>
          <table:table-cell table:style-name="ce15" table:formula="of:=IF([.AD5]&gt;=0.9875;&quot;A+&quot;;  IF([.AD5]&gt;=0.94; &quot;A&quot;; IF([.AD5]&gt;=0.9; &quot;A-&quot;; IF([.AD5]&gt;=0.87; &quot;B+&quot;; IF([.AD5]&gt;=0.84;&quot;B&quot;; IF([.AD5]&gt;=0.8; &quot;B-&quot;; IF([.AD5]&gt;=0.77; &quot;C+&quot;; IF([.AD5]&gt;=0.74;&quot;C&quot;; IF([.AD5]&gt;=0.7; &quot;C-&quot;; IF([.AD5]&gt;=0.67; &quot;D+&quot;; IF([.AD5]&gt;=0.64;&quot;D&quot;; IF([.AD5]&gt;=0.6; &quot;D-&quot;; &quot;F&quot;))))))))))))" office:value-type="string" office:string-value="B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E5]; [.$AM$2:.$AN$14]; 2; 0)" office:value-type="float" office:value="3" calcext:value-type="float">
            <text:p>3</text:p>
          </table:table-cell>
          <table:table-cell table:style-name="ce15" table:formula="of:=VLOOKUP([.AF5]; [.$AM$2:.$AN$14]; 2; 0)" office:value-type="float" office:value="3" calcext:value-type="float">
            <text:p>3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haun Choffel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7" table:formula="of:=(SUM(VLOOKUP([.B6]; [.$AJ$2:.$AK$14]; 2; 0); VLOOKUP([.C6]; [.$AJ$2:.$AK$14]; 2; 0); VLOOKUP([.D6]; [.$AJ$2:.$AK$14]; 2; 0); VLOOKUP([.E6]; [.$AJ$2:.$AK$14]; 2; 0); VLOOKUP([.F6]; [.$AJ$2:.$AK$14]; 2; 0); VLOOKUP([.G6]; [.$AJ$2:.$AK$14]; 2; 0); VLOOKUP([.H6]; [.$AJ$2:.$AK$14]; 2; 0); VLOOKUP([.I6]; [.$AJ$2:.$AK$14]; 2; 0);  VLOOKUP([.J6]; [.$AJ$2:.$AK$14]; 2; 0))) / 900 * 0.3" office:value-type="float" office:value="0.268666666666667" calcext:value-type="float">
            <text:p>0.2686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table:style-name="ce7" table:formula="of:=[.M6]/50*0.15 + [.N6]/50*0.15 + [.O6]/100*0.2" office:value-type="float" office:value="0.386" calcext:value-type="float">
            <text:p>0.386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6]; [.$AJ$2:.$AK$14]; 2; 0); VLOOKUP([.S6]; [.$AJ$2:.$AK$14]; 2; 0); MIN([.T6]; 30); [.U6])/235)*0.05" office:value-type="float" office:value="0.0427659574468085" calcext:value-type="float">
            <text:p>0.04277</text:p>
          </table:table-cell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6]; [.$AJ$2:.$AK$14]; 2; 0); VLOOKUP([.Y6]; [.$AJ$2:.$AK$14]; 2; 0); VLOOKUP([.Z6]; [.$AJ$2:.$AK$14]; 2; 0))/300)*0.15" office:value-type="float" office:value="0.119" calcext:value-type="float">
            <text:p>0.11900</text:p>
          </table:table-cell>
          <table:table-cell/>
          <table:table-cell table:style-name="ce13" table:formula="of:=[.K6] + [.P6] + [.V6] + [.AB6]" office:value-type="float" office:value="0.816432624113475" calcext:value-type="float">
            <text:p>0.81643</text:p>
          </table:table-cell>
          <table:table-cell table:style-name="ce15" table:formula="of:=IF([.AD6]&gt;=0.9875;&quot;A+&quot;;  IF([.AD6]&gt;=0.94; &quot;A&quot;; IF([.AD6]&gt;=0.9; &quot;A-&quot;; IF([.AD6]&gt;=0.87; &quot;B+&quot;; IF([.AD6]&gt;=0.84;&quot;B&quot;; IF([.AD6]&gt;=0.8; &quot;B-&quot;; IF([.AD6]&gt;=0.77; &quot;C+&quot;; IF([.AD6]&gt;=0.74;&quot;C&quot;; IF([.AD6]&gt;=0.7; &quot;C-&quot;; IF([.AD6]&gt;=0.67; &quot;D+&quot;; IF([.AD6]&gt;=0.64;&quot;D&quot;; IF([.AD6]&gt;=0.6; &quot;D-&quot;; &quot;F&quot;))))))))))))" office:value-type="string" office:string-value="B-" calcext:value-type="string">
            <text:p>B-</text:p>
          </table:table-cell>
          <table:table-cell table:style-name="ce15" office:value-type="string" calcext:value-type="string">
            <text:p>B-</text:p>
          </table:table-cell>
          <table:table-cell table:style-name="ce15" table:formula="of:=VLOOKUP([.AE6]; [.$AM$2:.$AN$14]; 2; 0)" office:value-type="float" office:value="2.7" calcext:value-type="float">
            <text:p>2.7</text:p>
          </table:table-cell>
          <table:table-cell table:style-name="ce15" table:formula="of:=VLOOKUP([.AF6]; [.$AM$2:.$AN$14]; 2; 0)" office:value-type="float" office:value="2.7" calcext:value-type="float">
            <text:p>2.7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 table:formula="of:=(SUM(VLOOKUP([.B7]; [.$AJ$2:.$AK$14]; 2; 0); VLOOKUP([.C7]; [.$AJ$2:.$AK$14]; 2; 0); VLOOKUP([.D7]; [.$AJ$2:.$AK$14]; 2; 0); VLOOKUP([.E7]; [.$AJ$2:.$AK$14]; 2; 0); VLOOKUP([.F7]; [.$AJ$2:.$AK$14]; 2; 0); VLOOKUP([.G7]; [.$AJ$2:.$AK$14]; 2; 0); VLOOKUP([.H7]; [.$AJ$2:.$AK$14]; 2; 0); VLOOKUP([.I7]; [.$AJ$2:.$AK$14]; 2; 0);  VLOOKUP([.J7]; [.$AJ$2:.$AK$14]; 2; 0))) / 900 * 0.3" office:value-type="float" office:value="0.261" calcext:value-type="float">
            <text:p>0.261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table:style-name="ce7" table:formula="of:=[.M7]/50*0.15 + [.N7]/50*0.15 + [.O7]/100*0.2" office:value-type="float" office:value="0.369" calcext:value-type="float">
            <text:p>0.369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7]; [.$AJ$2:.$AK$14]; 2; 0); VLOOKUP([.S7]; [.$AJ$2:.$AK$14]; 2; 0); MIN([.T7]; 30); [.U7])/235)*0.05" office:value-type="float" office:value="0.0363829787234043" calcext:value-type="float">
            <text:p>0.03638</text:p>
          </table:table-cell>
          <table:table-cell/>
          <table:table-cell office:value-type="string" calcext:value-type="string">
            <text:p>C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7]; [.$AJ$2:.$AK$14]; 2; 0); VLOOKUP([.Y7]; [.$AJ$2:.$AK$14]; 2; 0); VLOOKUP([.Z7]; [.$AJ$2:.$AK$14]; 2; 0))/300)*0.15" office:value-type="float" office:value="0.131" calcext:value-type="float">
            <text:p>0.13100</text:p>
          </table:table-cell>
          <table:table-cell/>
          <table:table-cell table:style-name="ce13" table:formula="of:=[.K7] + [.P7] + [.V7] + [.AB7]" office:value-type="float" office:value="0.797382978723404" calcext:value-type="float">
            <text:p>0.79738</text:p>
          </table:table-cell>
          <table:table-cell table:style-name="ce15" table:formula="of:=IF([.AD7]&gt;=0.9875;&quot;A+&quot;;  IF([.AD7]&gt;=0.94; &quot;A&quot;; IF([.AD7]&gt;=0.9; &quot;A-&quot;; IF([.AD7]&gt;=0.87; &quot;B+&quot;; IF([.AD7]&gt;=0.84;&quot;B&quot;; IF([.AD7]&gt;=0.8; &quot;B-&quot;; IF([.AD7]&gt;=0.77; &quot;C+&quot;; IF([.AD7]&gt;=0.74;&quot;C&quot;; IF([.AD7]&gt;=0.7; &quot;C-&quot;; IF([.AD7]&gt;=0.67; &quot;D+&quot;; IF([.AD7]&gt;=0.64;&quot;D&quot;; IF([.AD7]&gt;=0.6; &quot;D-&quot;; &quot;F&quot;))))))))))))" office:value-type="string" office:string-value="C+" calcext:value-type="string">
            <text:p>C+</text:p>
          </table:table-cell>
          <table:table-cell table:style-name="ce15" office:value-type="string" calcext:value-type="string">
            <text:p>C+</text:p>
          </table:table-cell>
          <table:table-cell table:style-name="ce15" table:formula="of:=VLOOKUP([.AE7]; [.$AM$2:.$AN$14]; 2; 0)" office:value-type="float" office:value="2.3" calcext:value-type="float">
            <text:p>2.3</text:p>
          </table:table-cell>
          <table:table-cell table:style-name="ce15" table:formula="of:=VLOOKUP([.AF7]; [.$AM$2:.$AN$14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oy Ding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B8]; [.$AJ$2:.$AK$14]; 2; 0); VLOOKUP([.C8]; [.$AJ$2:.$AK$14]; 2; 0); VLOOKUP([.D8]; [.$AJ$2:.$AK$14]; 2; 0); VLOOKUP([.E8]; [.$AJ$2:.$AK$14]; 2; 0); VLOOKUP([.F8]; [.$AJ$2:.$AK$14]; 2; 0); VLOOKUP([.G8]; [.$AJ$2:.$AK$14]; 2; 0); VLOOKUP([.H8]; [.$AJ$2:.$AK$14]; 2; 0); VLOOKUP([.I8]; [.$AJ$2:.$AK$14]; 2; 0);  VLOOKUP([.J8]; [.$AJ$2:.$AK$14]; 2; 0))) / 900 * 0.3" office:value-type="float" office:value="0.273666666666667" calcext:value-type="float">
            <text:p>0.2736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table:style-name="ce7" table:formula="of:=[.M8]/50*0.15 + [.N8]/50*0.15 + [.O8]/100*0.2" office:value-type="float" office:value="0.427" calcext:value-type="float">
            <text:p>0.427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(SUM(VLOOKUP([.R8]; [.$AJ$2:.$AK$14]; 2; 0); VLOOKUP([.S8]; [.$AJ$2:.$AK$14]; 2; 0); MIN([.T8]; 30); [.U8])/235)*0.05" office:value-type="float" office:value="0.0365957446808511" calcext:value-type="float">
            <text:p>0.03660</text:p>
          </table:table-cell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style-name="ce7" table:formula="of:=(SUM(VLOOKUP([.X8]; [.$AJ$2:.$AK$14]; 2; 0); VLOOKUP([.Y8]; [.$AJ$2:.$AK$14]; 2; 0); VLOOKUP([.Z8]; [.$AJ$2:.$AK$14]; 2; 0))/300)*0.15" office:value-type="float" office:value="0.0895" calcext:value-type="float">
            <text:p>0.08950</text:p>
          </table:table-cell>
          <table:table-cell/>
          <table:table-cell table:style-name="ce13" table:formula="of:=[.K8] + [.P8] + [.V8] + [.AB8]" office:value-type="float" office:value="0.826762411347518" calcext:value-type="float">
            <text:p>0.82676</text:p>
          </table:table-cell>
          <table:table-cell table:style-name="ce15" table:formula="of:=IF([.AD8]&gt;=0.9875;&quot;A+&quot;;  IF([.AD8]&gt;=0.94; &quot;A&quot;; IF([.AD8]&gt;=0.9; &quot;A-&quot;; IF([.AD8]&gt;=0.87; &quot;B+&quot;; IF([.AD8]&gt;=0.84;&quot;B&quot;; IF([.AD8]&gt;=0.8; &quot;B-&quot;; IF([.AD8]&gt;=0.77; &quot;C+&quot;; IF([.AD8]&gt;=0.74;&quot;C&quot;; IF([.AD8]&gt;=0.7; &quot;C-&quot;; IF([.AD8]&gt;=0.67; &quot;D+&quot;; IF([.AD8]&gt;=0.64;&quot;D&quot;; IF([.AD8]&gt;=0.6; &quot;D-&quot;; &quot;F&quot;))))))))))))" office:value-type="string" office:string-value="B-" calcext:value-type="string">
            <text:p>B-</text:p>
          </table:table-cell>
          <table:table-cell table:style-name="ce15" office:value-type="string" calcext:value-type="string">
            <text:p>B-</text:p>
          </table:table-cell>
          <table:table-cell table:style-name="ce15" table:formula="of:=VLOOKUP([.AE8]; [.$AM$2:.$AN$14]; 2; 0)" office:value-type="float" office:value="2.7" calcext:value-type="float">
            <text:p>2.7</text:p>
          </table:table-cell>
          <table:table-cell table:style-name="ce15" table:formula="of:=VLOOKUP([.AF8]; [.$AM$2:.$AN$14]; 2; 0)" office:value-type="float" office:value="2.7" calcext:value-type="float">
            <text:p>2.7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Brandon Ginoz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5" office:value-type="string" calcext:value-type="string">
            <text:p>A</text:p>
          </table:table-cell>
          <table:table-cell table:style-name="ce7" table:formula="of:=(SUM(VLOOKUP([.B9]; [.$AJ$2:.$AK$14]; 2; 0); VLOOKUP([.C9]; [.$AJ$2:.$AK$14]; 2; 0); VLOOKUP([.D9]; [.$AJ$2:.$AK$14]; 2; 0); VLOOKUP([.E9]; [.$AJ$2:.$AK$14]; 2; 0); VLOOKUP([.F9]; [.$AJ$2:.$AK$14]; 2; 0); VLOOKUP([.G9]; [.$AJ$2:.$AK$14]; 2; 0); VLOOKUP([.H9]; [.$AJ$2:.$AK$14]; 2; 0); VLOOKUP([.I9]; [.$AJ$2:.$AK$14]; 2; 0);  VLOOKUP([.J9]; [.$AJ$2:.$AK$14]; 2; 0))) / 900 * 0.3" office:value-type="float" office:value="0.282333333333333" calcext:value-type="float">
            <text:p>0.2823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table:style-name="ce7" table:formula="of:=[.M9]/50*0.15 + [.N9]/50*0.15 + [.O9]/100*0.2" office:value-type="float" office:value="0.452" calcext:value-type="float">
            <text:p>0.452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9]; [.$AJ$2:.$AK$14]; 2; 0); VLOOKUP([.S9]; [.$AJ$2:.$AK$14]; 2; 0); MIN([.T9]; 30); [.U9])/235)*0.05" office:value-type="float" office:value="0.0440425531914894" calcext:value-type="float">
            <text:p>0.04404</text:p>
          </table:table-cell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9]; [.$AJ$2:.$AK$14]; 2; 0); VLOOKUP([.Y9]; [.$AJ$2:.$AK$14]; 2; 0); VLOOKUP([.Z9]; [.$AJ$2:.$AK$14]; 2; 0))/300)*0.15" office:value-type="float" office:value="0.1305" calcext:value-type="float">
            <text:p>0.13050</text:p>
          </table:table-cell>
          <table:table-cell/>
          <table:table-cell table:style-name="ce13" table:formula="of:=[.K9] + [.P9] + [.V9] + [.AB9]" office:value-type="float" office:value="0.908875886524823" calcext:value-type="float">
            <text:p>0.90888</text:p>
          </table:table-cell>
          <table:table-cell table:style-name="ce15" table:formula="of:=IF([.AD9]&gt;=0.9875;&quot;A+&quot;;  IF([.AD9]&gt;=0.94; &quot;A&quot;; IF([.AD9]&gt;=0.9; &quot;A-&quot;; IF([.AD9]&gt;=0.87; &quot;B+&quot;; IF([.AD9]&gt;=0.84;&quot;B&quot;; IF([.AD9]&gt;=0.8; &quot;B-&quot;; IF([.AD9]&gt;=0.77; &quot;C+&quot;; IF([.AD9]&gt;=0.74;&quot;C&quot;; IF([.AD9]&gt;=0.7; &quot;C-&quot;; IF([.AD9]&gt;=0.67; &quot;D+&quot;; IF([.AD9]&gt;=0.64;&quot;D&quot;; IF([.AD9]&gt;=0.6; &quot;D-&quot;; &quot;F&quot;))))))))))))" office:value-type="string" office:string-value="A-" calcext:value-type="string">
            <text:p>A-</text:p>
          </table:table-cell>
          <table:table-cell table:style-name="ce15" office:value-type="string" calcext:value-type="string">
            <text:p>A-</text:p>
          </table:table-cell>
          <table:table-cell table:style-name="ce15" table:formula="of:=VLOOKUP([.AE9]; [.$AM$2:.$AN$14]; 2; 0)" office:value-type="float" office:value="3.7" calcext:value-type="float">
            <text:p>3.7</text:p>
          </table:table-cell>
          <table:table-cell table:style-name="ce15" table:formula="of:=VLOOKUP([.AF9]; [.$AM$2:.$AN$14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cob Hank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B10]; [.$AJ$2:.$AK$14]; 2; 0); VLOOKUP([.C10]; [.$AJ$2:.$AK$14]; 2; 0); VLOOKUP([.D10]; [.$AJ$2:.$AK$14]; 2; 0); VLOOKUP([.E10]; [.$AJ$2:.$AK$14]; 2; 0); VLOOKUP([.F10]; [.$AJ$2:.$AK$14]; 2; 0); VLOOKUP([.G10]; [.$AJ$2:.$AK$14]; 2; 0); VLOOKUP([.H10]; [.$AJ$2:.$AK$14]; 2; 0); VLOOKUP([.I10]; [.$AJ$2:.$AK$14]; 2; 0);  VLOOKUP([.J10]; [.$AJ$2:.$AK$14]; 2; 0))) / 900 * 0.3" office:value-type="float" office:value="0.280333333333333" calcext:value-type="float">
            <text:p>0.2803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table:style-name="ce7" table:formula="of:=[.M10]/50*0.15 + [.N10]/50*0.15 + [.O10]/100*0.2" office:value-type="float" office:value="0.441" calcext:value-type="float">
            <text:p>0.441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10]; [.$AJ$2:.$AK$14]; 2; 0); VLOOKUP([.S10]; [.$AJ$2:.$AK$14]; 2; 0); MIN([.T10]; 30); [.U10])/235)*0.05" office:value-type="float" office:value="0.0453191489361702" calcext:value-type="float">
            <text:p>0.04532</text:p>
          </table:table-cell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10]; [.$AJ$2:.$AK$14]; 2; 0); VLOOKUP([.Y10]; [.$AJ$2:.$AK$14]; 2; 0); VLOOKUP([.Z10]; [.$AJ$2:.$AK$14]; 2; 0))/300)*0.15" office:value-type="float" office:value="0.141" calcext:value-type="float">
            <text:p>0.14100</text:p>
          </table:table-cell>
          <table:table-cell/>
          <table:table-cell table:style-name="ce13" table:formula="of:=[.K10] + [.P10] + [.V10] + [.AB10]" office:value-type="float" office:value="0.907652482269504" calcext:value-type="float">
            <text:p>0.90765</text:p>
          </table:table-cell>
          <table:table-cell table:style-name="ce15" table:formula="of:=IF([.AD10]&gt;=0.9875;&quot;A+&quot;;  IF([.AD10]&gt;=0.94; &quot;A&quot;; IF([.AD10]&gt;=0.9; &quot;A-&quot;; IF([.AD10]&gt;=0.87; &quot;B+&quot;; IF([.AD10]&gt;=0.84;&quot;B&quot;; IF([.AD10]&gt;=0.8; &quot;B-&quot;; IF([.AD10]&gt;=0.77; &quot;C+&quot;; IF([.AD10]&gt;=0.74;&quot;C&quot;; IF([.AD10]&gt;=0.7; &quot;C-&quot;; IF([.AD10]&gt;=0.67; &quot;D+&quot;; IF([.AD10]&gt;=0.64;&quot;D&quot;; IF([.AD10]&gt;=0.6; &quot;D-&quot;; &quot;F&quot;))))))))))))" office:value-type="string" office:string-value="A-" calcext:value-type="string">
            <text:p>A-</text:p>
          </table:table-cell>
          <table:table-cell table:style-name="ce15" office:value-type="string" calcext:value-type="string">
            <text:p>A-</text:p>
          </table:table-cell>
          <table:table-cell table:style-name="ce15" table:formula="of:=VLOOKUP([.AE10]; [.$AM$2:.$AN$14]; 2; 0)" office:value-type="float" office:value="3.7" calcext:value-type="float">
            <text:p>3.7</text:p>
          </table:table-cell>
          <table:table-cell table:style-name="ce15" table:formula="of:=VLOOKUP([.AF10]; [.$AM$2:.$AN$14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aw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7" table:formula="of:=(SUM(VLOOKUP([.B11]; [.$AJ$2:.$AK$14]; 2; 0); VLOOKUP([.C11]; [.$AJ$2:.$AK$14]; 2; 0); VLOOKUP([.D11]; [.$AJ$2:.$AK$14]; 2; 0); VLOOKUP([.E11]; [.$AJ$2:.$AK$14]; 2; 0); VLOOKUP([.F11]; [.$AJ$2:.$AK$14]; 2; 0); VLOOKUP([.G11]; [.$AJ$2:.$AK$14]; 2; 0); VLOOKUP([.H11]; [.$AJ$2:.$AK$14]; 2; 0); VLOOKUP([.I11]; [.$AJ$2:.$AK$14]; 2; 0);  VLOOKUP([.J11]; [.$AJ$2:.$AK$14]; 2; 0))) / 900 * 0.3" office:value-type="float" office:value="0.277" calcext:value-type="float">
            <text:p>0.277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table:style-name="ce7" table:formula="of:=[.M11]/50*0.15 + [.N11]/50*0.15 + [.O11]/100*0.2" office:value-type="float" office:value="0.464" calcext:value-type="float">
            <text:p>0.464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11]; [.$AJ$2:.$AK$14]; 2; 0); VLOOKUP([.S11]; [.$AJ$2:.$AK$14]; 2; 0); MIN([.T11]; 30); [.U11])/235)*0.05" office:value-type="float" office:value="0.0453191489361702" calcext:value-type="float">
            <text:p>0.04532</text:p>
          </table:table-cell>
          <table:table-cell/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11]; [.$AJ$2:.$AK$14]; 2; 0); VLOOKUP([.Y11]; [.$AJ$2:.$AK$14]; 2; 0); VLOOKUP([.Z11]; [.$AJ$2:.$AK$14]; 2; 0))/300)*0.15" office:value-type="float" office:value="0.1375" calcext:value-type="float">
            <text:p>0.13750</text:p>
          </table:table-cell>
          <table:table-cell/>
          <table:table-cell table:style-name="ce13" table:formula="of:=[.K11] + [.P11] + [.V11] + [.AB11]" office:value-type="float" office:value="0.92381914893617" calcext:value-type="float">
            <text:p>0.92382</text:p>
          </table:table-cell>
          <table:table-cell table:style-name="ce15" table:formula="of:=IF([.AD11]&gt;=0.9875;&quot;A+&quot;;  IF([.AD11]&gt;=0.94; &quot;A&quot;; IF([.AD11]&gt;=0.9; &quot;A-&quot;; IF([.AD11]&gt;=0.87; &quot;B+&quot;; IF([.AD11]&gt;=0.84;&quot;B&quot;; IF([.AD11]&gt;=0.8; &quot;B-&quot;; IF([.AD11]&gt;=0.77; &quot;C+&quot;; IF([.AD11]&gt;=0.74;&quot;C&quot;; IF([.AD11]&gt;=0.7; &quot;C-&quot;; IF([.AD11]&gt;=0.67; &quot;D+&quot;; IF([.AD11]&gt;=0.64;&quot;D&quot;; IF([.AD11]&gt;=0.6; &quot;D-&quot;; &quot;F&quot;))))))))))))" office:value-type="string" office:string-value="A-" calcext:value-type="string">
            <text:p>A-</text:p>
          </table:table-cell>
          <table:table-cell table:style-name="ce15" office:value-type="string" calcext:value-type="string">
            <text:p>A-</text:p>
          </table:table-cell>
          <table:table-cell table:style-name="ce15" table:formula="of:=VLOOKUP([.AE11]; [.$AM$2:.$AN$14]; 2; 0)" office:value-type="float" office:value="3.7" calcext:value-type="float">
            <text:p>3.7</text:p>
          </table:table-cell>
          <table:table-cell table:style-name="ce15" table:formula="of:=VLOOKUP([.AF11]; [.$AM$2:.$AN$14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 table:formula="of:=(SUM(VLOOKUP([.B12]; [.$AJ$2:.$AK$14]; 2; 0); VLOOKUP([.C12]; [.$AJ$2:.$AK$14]; 2; 0); VLOOKUP([.D12]; [.$AJ$2:.$AK$14]; 2; 0); VLOOKUP([.E12]; [.$AJ$2:.$AK$14]; 2; 0); VLOOKUP([.F12]; [.$AJ$2:.$AK$14]; 2; 0); VLOOKUP([.G12]; [.$AJ$2:.$AK$14]; 2; 0); VLOOKUP([.H12]; [.$AJ$2:.$AK$14]; 2; 0); VLOOKUP([.I12]; [.$AJ$2:.$AK$14]; 2; 0);  VLOOKUP([.J12]; [.$AJ$2:.$AK$14]; 2; 0))) / 900 * 0.3" office:value-type="float" office:value="0.279" calcext:value-type="float">
            <text:p>0.279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table:style-name="ce7" table:formula="of:=[.M12]/50*0.15 + [.N12]/50*0.15 + [.O12]/100*0.2" office:value-type="float" office:value="0.424" calcext:value-type="float">
            <text:p>0.424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-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 table:formula="of:=(SUM(VLOOKUP([.R12]; [.$AJ$2:.$AK$14]; 2; 0); VLOOKUP([.S12]; [.$AJ$2:.$AK$14]; 2; 0); MIN([.T12]; 30); [.U12])/235)*0.05" office:value-type="float" office:value="0.0368085106382979" calcext:value-type="float">
            <text:p>0.03681</text:p>
          </table:table-cell>
          <table:table-cell/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12]; [.$AJ$2:.$AK$14]; 2; 0); VLOOKUP([.Y12]; [.$AJ$2:.$AK$14]; 2; 0); VLOOKUP([.Z12]; [.$AJ$2:.$AK$14]; 2; 0))/300)*0.15" office:value-type="float" office:value="0.1275" calcext:value-type="float">
            <text:p>0.12750</text:p>
          </table:table-cell>
          <table:table-cell/>
          <table:table-cell table:style-name="ce13" table:formula="of:=[.K12] + [.P12] + [.V12] + [.AB12]" office:value-type="float" office:value="0.867308510638298" calcext:value-type="float">
            <text:p>0.86731</text:p>
          </table:table-cell>
          <table:table-cell table:style-name="ce15" table:formula="of:=IF([.AD12]&gt;=0.9875;&quot;A+&quot;;  IF([.AD12]&gt;=0.94; &quot;A&quot;; IF([.AD12]&gt;=0.9; &quot;A-&quot;; IF([.AD12]&gt;=0.87; &quot;B+&quot;; IF([.AD12]&gt;=0.84;&quot;B&quot;; IF([.AD12]&gt;=0.8; &quot;B-&quot;; IF([.AD12]&gt;=0.77; &quot;C+&quot;; IF([.AD12]&gt;=0.74;&quot;C&quot;; IF([.AD12]&gt;=0.7; &quot;C-&quot;; IF([.AD12]&gt;=0.67; &quot;D+&quot;; IF([.AD12]&gt;=0.64;&quot;D&quot;; IF([.AD12]&gt;=0.6; &quot;D-&quot;; &quot;F&quot;))))))))))))" office:value-type="string" office:string-value="B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E12]; [.$AM$2:.$AN$14]; 2; 0)" office:value-type="float" office:value="3" calcext:value-type="float">
            <text:p>3</text:p>
          </table:table-cell>
          <table:table-cell table:style-name="ce15" table:formula="of:=VLOOKUP([.AF12]; [.$AM$2:.$AN$14]; 2; 0)" office:value-type="float" office:value="3" calcext:value-type="float">
            <text:p>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ody Kinne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5" office:value-type="string" calcext:value-type="string">
            <text:p>A</text:p>
          </table:table-cell>
          <table:table-cell table:style-name="ce7" table:formula="of:=(SUM(VLOOKUP([.B13]; [.$AJ$2:.$AK$14]; 2; 0); VLOOKUP([.C13]; [.$AJ$2:.$AK$14]; 2; 0); VLOOKUP([.D13]; [.$AJ$2:.$AK$14]; 2; 0); VLOOKUP([.E13]; [.$AJ$2:.$AK$14]; 2; 0); VLOOKUP([.F13]; [.$AJ$2:.$AK$14]; 2; 0); VLOOKUP([.G13]; [.$AJ$2:.$AK$14]; 2; 0); VLOOKUP([.H13]; [.$AJ$2:.$AK$14]; 2; 0); VLOOKUP([.I13]; [.$AJ$2:.$AK$14]; 2; 0);  VLOOKUP([.J13]; [.$AJ$2:.$AK$14]; 2; 0))) / 900 * 0.3" office:value-type="float" office:value="0.283333333333333" calcext:value-type="float">
            <text:p>0.2833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style-name="ce7" table:formula="of:=[.M13]/50*0.15 + [.N13]/50*0.15 + [.O13]/100*0.2" office:value-type="float" office:value="0.479" calcext:value-type="float">
            <text:p>0.47900</text:p>
          </table:table-cell>
          <table:table-cell/>
          <table:table-cell table:number-columns-repeated="2" table:style-name="ce5"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13]; [.$AJ$2:.$AK$14]; 2; 0); VLOOKUP([.S13]; [.$AJ$2:.$AK$14]; 2; 0); MIN([.T13]; 30); [.U13])/235)*0.05" office:value-type="float" office:value="0.0482978723404255" calcext:value-type="float">
            <text:p>0.04830</text:p>
          </table:table-cell>
          <table:table-cell/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13]; [.$AJ$2:.$AK$14]; 2; 0); VLOOKUP([.Y13]; [.$AJ$2:.$AK$14]; 2; 0); VLOOKUP([.Z13]; [.$AJ$2:.$AK$14]; 2; 0))/300)*0.15" office:value-type="float" office:value="0.1425" calcext:value-type="float">
            <text:p>0.14250</text:p>
          </table:table-cell>
          <table:table-cell/>
          <table:table-cell table:style-name="ce13" table:formula="of:=[.K13] + [.P13] + [.V13] + [.AB13]" office:value-type="float" office:value="0.953131205673759" calcext:value-type="float">
            <text:p>0.95313</text:p>
          </table:table-cell>
          <table:table-cell table:style-name="ce15" table:formula="of:=IF([.AD13]&gt;=0.9875;&quot;A+&quot;;  IF([.AD13]&gt;=0.94; &quot;A&quot;; IF([.AD13]&gt;=0.9; &quot;A-&quot;; IF([.AD13]&gt;=0.87; &quot;B+&quot;; IF([.AD13]&gt;=0.84;&quot;B&quot;; IF([.AD13]&gt;=0.8; &quot;B-&quot;; IF([.AD13]&gt;=0.77; &quot;C+&quot;; IF([.AD13]&gt;=0.74;&quot;C&quot;; IF([.AD13]&gt;=0.7; &quot;C-&quot;; IF([.AD13]&gt;=0.67; &quot;D+&quot;; IF([.AD13]&gt;=0.64;&quot;D&quot;; IF([.AD13]&gt;=0.6; &quot;D-&quot;; &quot;F&quot;))))))))))))" office:value-type="string" office:string-value="A" calcext:value-type="string">
            <text:p>A</text:p>
          </table:table-cell>
          <table:table-cell table:style-name="ce15" office:value-type="string" calcext:value-type="string">
            <text:p>A</text:p>
          </table:table-cell>
          <table:table-cell table:style-name="ce15" table:formula="of:=VLOOKUP([.AE13]; [.$AM$2:.$AN$14]; 2; 0)" office:value-type="float" office:value="4" calcext:value-type="float">
            <text:p>4</text:p>
          </table:table-cell>
          <table:table-cell table:style-name="ce15" table:formula="of:=VLOOKUP([.AF13]; [.$AM$2:.$AN$14]; 2; 0)" office:value-type="float" office:value="4" calcext:value-type="float">
            <text:p>4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as Langreb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B14]; [.$AJ$2:.$AK$14]; 2; 0); VLOOKUP([.C14]; [.$AJ$2:.$AK$14]; 2; 0); VLOOKUP([.D14]; [.$AJ$2:.$AK$14]; 2; 0); VLOOKUP([.E14]; [.$AJ$2:.$AK$14]; 2; 0); VLOOKUP([.F14]; [.$AJ$2:.$AK$14]; 2; 0); VLOOKUP([.G14]; [.$AJ$2:.$AK$14]; 2; 0); VLOOKUP([.H14]; [.$AJ$2:.$AK$14]; 2; 0); VLOOKUP([.I14]; [.$AJ$2:.$AK$14]; 2; 0);  VLOOKUP([.J14]; [.$AJ$2:.$AK$14]; 2; 0))) / 900 * 0.3" office:value-type="float" office:value="0.272666666666667" calcext:value-type="float">
            <text:p>0.2726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table:style-name="ce7" table:formula="of:=[.M14]/50*0.15 + [.N14]/50*0.15 + [.O14]/100*0.2" office:value-type="float" office:value="0.396" calcext:value-type="float">
            <text:p>0.396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7" table:formula="of:=(SUM(VLOOKUP([.R14]; [.$AJ$2:.$AK$14]; 2; 0); VLOOKUP([.S14]; [.$AJ$2:.$AK$14]; 2; 0); MIN([.T14]; 30); [.U14])/235)*0.05" office:value-type="float" office:value="0.0417021276595745" calcext:value-type="float">
            <text:p>0.04170</text:p>
          </table:table-cell>
          <table:table-cell/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14]; [.$AJ$2:.$AK$14]; 2; 0); VLOOKUP([.Y14]; [.$AJ$2:.$AK$14]; 2; 0); VLOOKUP([.Z14]; [.$AJ$2:.$AK$14]; 2; 0))/300)*0.15" office:value-type="float" office:value="0.1375" calcext:value-type="float">
            <text:p>0.13750</text:p>
          </table:table-cell>
          <table:table-cell/>
          <table:table-cell table:style-name="ce13" table:formula="of:=[.K14] + [.P14] + [.V14] + [.AB14]" office:value-type="float" office:value="0.847868794326241" calcext:value-type="float">
            <text:p>0.84787</text:p>
          </table:table-cell>
          <table:table-cell table:style-name="ce15" table:formula="of:=IF([.AD14]&gt;=0.9875;&quot;A+&quot;;  IF([.AD14]&gt;=0.94; &quot;A&quot;; IF([.AD14]&gt;=0.9; &quot;A-&quot;; IF([.AD14]&gt;=0.87; &quot;B+&quot;; IF([.AD14]&gt;=0.84;&quot;B&quot;; IF([.AD14]&gt;=0.8; &quot;B-&quot;; IF([.AD14]&gt;=0.77; &quot;C+&quot;; IF([.AD14]&gt;=0.74;&quot;C&quot;; IF([.AD14]&gt;=0.7; &quot;C-&quot;; IF([.AD14]&gt;=0.67; &quot;D+&quot;; IF([.AD14]&gt;=0.64;&quot;D&quot;; IF([.AD14]&gt;=0.6; &quot;D-&quot;; &quot;F&quot;))))))))))))" office:value-type="string" office:string-value="B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E14]; [.$AM$2:.$AN$14]; 2; 0)" office:value-type="float" office:value="3" calcext:value-type="float">
            <text:p>3</text:p>
          </table:table-cell>
          <table:table-cell table:style-name="ce15" table:formula="of:=VLOOKUP([.AF14]; [.$AM$2:.$AN$14]; 2; 0)" office:value-type="float" office:value="3" calcext:value-type="float">
            <text:p>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style-name="ce7" table:formula="of:=(SUM(VLOOKUP([.B15]; [.$AJ$2:.$AK$14]; 2; 0); VLOOKUP([.C15]; [.$AJ$2:.$AK$14]; 2; 0); VLOOKUP([.D15]; [.$AJ$2:.$AK$14]; 2; 0); VLOOKUP([.E15]; [.$AJ$2:.$AK$14]; 2; 0); VLOOKUP([.F15]; [.$AJ$2:.$AK$14]; 2; 0); VLOOKUP([.G15]; [.$AJ$2:.$AK$14]; 2; 0); VLOOKUP([.H15]; [.$AJ$2:.$AK$14]; 2; 0); VLOOKUP([.I15]; [.$AJ$2:.$AK$14]; 2; 0);  VLOOKUP([.J15]; [.$AJ$2:.$AK$14]; 2; 0))) / 900 * 0.3" office:value-type="float" office:value="0.284333333333333" calcext:value-type="float">
            <text:p>0.2843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table:style-name="ce7" table:formula="of:=[.M15]/50*0.15 + [.N15]/50*0.15 + [.O15]/100*0.2" office:value-type="float" office:value="0.451" calcext:value-type="float">
            <text:p>0.45100</text:p>
          </table:table-cell>
          <table:table-cell/>
          <table:table-cell table:style-name="ce5" office:value-type="string" calcext:value-type="string">
            <text:p>B+</text:p>
          </table:table-cell>
          <table:table-cell table:style-name="ce5" office:value-type="string" calcext:value-type="string">
            <text:p>A-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15]; [.$AJ$2:.$AK$14]; 2; 0); VLOOKUP([.S15]; [.$AJ$2:.$AK$14]; 2; 0); MIN([.T15]; 30); [.U15])/235)*0.05" office:value-type="float" office:value="0.0461702127659575" calcext:value-type="float">
            <text:p>0.04617</text:p>
          </table:table-cell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15]; [.$AJ$2:.$AK$14]; 2; 0); VLOOKUP([.Y15]; [.$AJ$2:.$AK$14]; 2; 0); VLOOKUP([.Z15]; [.$AJ$2:.$AK$14]; 2; 0))/300)*0.15" office:value-type="float" office:value="0.141" calcext:value-type="float">
            <text:p>0.14100</text:p>
          </table:table-cell>
          <table:table-cell/>
          <table:table-cell table:style-name="ce13" table:formula="of:=[.K15] + [.P15] + [.V15] + [.AB15]" office:value-type="float" office:value="0.922503546099291" calcext:value-type="float">
            <text:p>0.92250</text:p>
          </table:table-cell>
          <table:table-cell table:style-name="ce15" table:formula="of:=IF([.AD15]&gt;=0.9875;&quot;A+&quot;;  IF([.AD15]&gt;=0.94; &quot;A&quot;; IF([.AD15]&gt;=0.9; &quot;A-&quot;; IF([.AD15]&gt;=0.87; &quot;B+&quot;; IF([.AD15]&gt;=0.84;&quot;B&quot;; IF([.AD15]&gt;=0.8; &quot;B-&quot;; IF([.AD15]&gt;=0.77; &quot;C+&quot;; IF([.AD15]&gt;=0.74;&quot;C&quot;; IF([.AD15]&gt;=0.7; &quot;C-&quot;; IF([.AD15]&gt;=0.67; &quot;D+&quot;; IF([.AD15]&gt;=0.64;&quot;D&quot;; IF([.AD15]&gt;=0.6; &quot;D-&quot;; &quot;F&quot;))))))))))))" office:value-type="string" office:string-value="A-" calcext:value-type="string">
            <text:p>A-</text:p>
          </table:table-cell>
          <table:table-cell table:style-name="ce15" office:value-type="string" calcext:value-type="string">
            <text:p>A-</text:p>
          </table:table-cell>
          <table:table-cell table:style-name="ce15" table:formula="of:=VLOOKUP([.AE15]; [.$AM$2:.$AN$14]; 2; 0)" office:value-type="float" office:value="3.7" calcext:value-type="float">
            <text:p>3.7</text:p>
          </table:table-cell>
          <table:table-cell table:style-name="ce15" table:formula="of:=VLOOKUP([.AF15]; [.$AM$2:.$AN$14]; 2; 0)" office:value-type="float" office:value="3.7" calcext:value-type="float">
            <text:p>3.7</text:p>
          </table:table-cell>
          <table:table-cell/>
          <table:table-cell table:style-name="ce21"/>
          <table:table-cell table:style-name="ce10"/>
          <table:table-cell/>
          <table:table-cell table:style-name="ce21"/>
          <table:table-cell table:style-name="ce26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Paul Livingsto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table:style-name="ce7" table:formula="of:=(SUM(VLOOKUP([.B16]; [.$AJ$2:.$AK$14]; 2; 0); VLOOKUP([.C16]; [.$AJ$2:.$AK$14]; 2; 0); VLOOKUP([.D16]; [.$AJ$2:.$AK$14]; 2; 0); VLOOKUP([.E16]; [.$AJ$2:.$AK$14]; 2; 0); VLOOKUP([.F16]; [.$AJ$2:.$AK$14]; 2; 0); VLOOKUP([.G16]; [.$AJ$2:.$AK$14]; 2; 0); VLOOKUP([.H16]; [.$AJ$2:.$AK$14]; 2; 0); VLOOKUP([.I16]; [.$AJ$2:.$AK$14]; 2; 0);  VLOOKUP([.J16]; [.$AJ$2:.$AK$14]; 2; 0))) / 900 * 0.3" office:value-type="float" office:value="0.201666666666667" calcext:value-type="float">
            <text:p>0.2016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table:style-name="ce7" table:formula="of:=[.M16]/50*0.15 + [.N16]/50*0.15 + [.O16]/100*0.2" office:value-type="float" office:value="0.339" calcext:value-type="float">
            <text:p>0.33900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 table:formula="of:=(SUM(VLOOKUP([.R16]; [.$AJ$2:.$AK$14]; 2; 0); VLOOKUP([.S16]; [.$AJ$2:.$AK$14]; 2; 0); MIN([.T16]; 30); [.U16])/235)*0.05" office:value-type="float" office:value="0.031063829787234" calcext:value-type="float">
            <text:p>0.03106</text:p>
          </table:table-cell>
          <table:table-cell/>
          <table:table-cell office:value-type="string" calcext:value-type="string">
            <text:p>C-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style-name="ce7" table:formula="of:=(SUM(VLOOKUP([.X16]; [.$AJ$2:.$AK$14]; 2; 0); VLOOKUP([.Y16]; [.$AJ$2:.$AK$14]; 2; 0); VLOOKUP([.Z16]; [.$AJ$2:.$AK$14]; 2; 0))/300)*0.15" office:value-type="float" office:value="0.0365" calcext:value-type="float">
            <text:p>0.03650</text:p>
          </table:table-cell>
          <table:table-cell/>
          <table:table-cell table:style-name="ce13" table:formula="of:=[.K16] + [.P16] + [.V16] + [.AB16]" office:value-type="float" office:value="0.608230496453901" calcext:value-type="float">
            <text:p>0.60823</text:p>
          </table:table-cell>
          <table:table-cell table:style-name="ce15" table:formula="of:=IF([.AD16]&gt;=0.9875;&quot;A+&quot;;  IF([.AD16]&gt;=0.94; &quot;A&quot;; IF([.AD16]&gt;=0.9; &quot;A-&quot;; IF([.AD16]&gt;=0.87; &quot;B+&quot;; IF([.AD16]&gt;=0.84;&quot;B&quot;; IF([.AD16]&gt;=0.8; &quot;B-&quot;; IF([.AD16]&gt;=0.77; &quot;C+&quot;; IF([.AD16]&gt;=0.74;&quot;C&quot;; IF([.AD16]&gt;=0.7; &quot;C-&quot;; IF([.AD16]&gt;=0.67; &quot;D+&quot;; IF([.AD16]&gt;=0.64;&quot;D&quot;; IF([.AD16]&gt;=0.6; &quot;D-&quot;; &quot;F&quot;))))))))))))" office:value-type="string" office:string-value="D-" calcext:value-type="string">
            <text:p>D-</text:p>
          </table:table-cell>
          <table:table-cell table:style-name="ce15" office:value-type="string" calcext:value-type="string">
            <text:p>F</text:p>
          </table:table-cell>
          <table:table-cell table:style-name="ce15" table:formula="of:=VLOOKUP([.AE16]; [.$AM$2:.$AN$14]; 2; 0)" office:value-type="float" office:value="0" calcext:value-type="float">
            <text:p>0</text:p>
          </table:table-cell>
          <table:table-cell table:style-name="ce15" table:formula="of:=VLOOKUP([.AF16]; [.$AM$2:.$AN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olton McCurdy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7" table:formula="of:=(SUM(VLOOKUP([.B17]; [.$AJ$2:.$AK$14]; 2; 0); VLOOKUP([.C17]; [.$AJ$2:.$AK$14]; 2; 0); VLOOKUP([.D17]; [.$AJ$2:.$AK$14]; 2; 0); VLOOKUP([.E17]; [.$AJ$2:.$AK$14]; 2; 0); VLOOKUP([.F17]; [.$AJ$2:.$AK$14]; 2; 0); VLOOKUP([.G17]; [.$AJ$2:.$AK$14]; 2; 0); VLOOKUP([.H17]; [.$AJ$2:.$AK$14]; 2; 0); VLOOKUP([.I17]; [.$AJ$2:.$AK$14]; 2; 0);  VLOOKUP([.J17]; [.$AJ$2:.$AK$14]; 2; 0))) / 900 * 0.3" office:value-type="float" office:value="0.283333333333333" calcext:value-type="float">
            <text:p>0.28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table:style-name="ce7" table:formula="of:=[.M17]/50*0.15 + [.N17]/50*0.15 + [.O17]/100*0.2" office:value-type="float" office:value="0.445" calcext:value-type="float">
            <text:p>0.445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17]; [.$AJ$2:.$AK$14]; 2; 0); VLOOKUP([.S17]; [.$AJ$2:.$AK$14]; 2; 0); MIN([.T17]; 30); [.U17])/235)*0.05" office:value-type="float" office:value="0.0453191489361702" calcext:value-type="float">
            <text:p>0.04532</text:p>
          </table:table-cell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17]; [.$AJ$2:.$AK$14]; 2; 0); VLOOKUP([.Y17]; [.$AJ$2:.$AK$14]; 2; 0); VLOOKUP([.Z17]; [.$AJ$2:.$AK$14]; 2; 0))/300)*0.15" office:value-type="float" office:value="0.1375" calcext:value-type="float">
            <text:p>0.13750</text:p>
          </table:table-cell>
          <table:table-cell/>
          <table:table-cell table:style-name="ce13" table:formula="of:=[.K17] + [.P17] + [.V17] + [.AB17]" office:value-type="float" office:value="0.911152482269504" calcext:value-type="float">
            <text:p>0.91115</text:p>
          </table:table-cell>
          <table:table-cell table:style-name="ce15" table:formula="of:=IF([.AD17]&gt;=0.9875;&quot;A+&quot;;  IF([.AD17]&gt;=0.94; &quot;A&quot;; IF([.AD17]&gt;=0.9; &quot;A-&quot;; IF([.AD17]&gt;=0.87; &quot;B+&quot;; IF([.AD17]&gt;=0.84;&quot;B&quot;; IF([.AD17]&gt;=0.8; &quot;B-&quot;; IF([.AD17]&gt;=0.77; &quot;C+&quot;; IF([.AD17]&gt;=0.74;&quot;C&quot;; IF([.AD17]&gt;=0.7; &quot;C-&quot;; IF([.AD17]&gt;=0.67; &quot;D+&quot;; IF([.AD17]&gt;=0.64;&quot;D&quot;; IF([.AD17]&gt;=0.6; &quot;D-&quot;; &quot;F&quot;))))))))))))" office:value-type="string" office:string-value="A-" calcext:value-type="string">
            <text:p>A-</text:p>
          </table:table-cell>
          <table:table-cell table:style-name="ce15" office:value-type="string" calcext:value-type="string">
            <text:p>A-</text:p>
          </table:table-cell>
          <table:table-cell table:style-name="ce15" table:formula="of:=VLOOKUP([.AE17]; [.$AM$2:.$AN$14]; 2; 0)" office:value-type="float" office:value="3.7" calcext:value-type="float">
            <text:p>3.7</text:p>
          </table:table-cell>
          <table:table-cell table:style-name="ce15" table:formula="of:=VLOOKUP([.AF17]; [.$AM$2:.$AN$14]; 2; 0)" office:value-type="float" office:value="3.7" calcext:value-type="float">
            <text:p>3.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7" table:formula="of:=(SUM(VLOOKUP([.B18]; [.$AJ$2:.$AK$14]; 2; 0); VLOOKUP([.C18]; [.$AJ$2:.$AK$14]; 2; 0); VLOOKUP([.D18]; [.$AJ$2:.$AK$14]; 2; 0); VLOOKUP([.E18]; [.$AJ$2:.$AK$14]; 2; 0); VLOOKUP([.F18]; [.$AJ$2:.$AK$14]; 2; 0); VLOOKUP([.G18]; [.$AJ$2:.$AK$14]; 2; 0); VLOOKUP([.H18]; [.$AJ$2:.$AK$14]; 2; 0); VLOOKUP([.I18]; [.$AJ$2:.$AK$14]; 2; 0);  VLOOKUP([.J18]; [.$AJ$2:.$AK$14]; 2; 0))) / 900 * 0.3" office:value-type="float" office:value="0.277" calcext:value-type="float">
            <text:p>0.277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style-name="ce7" table:formula="of:=[.M18]/50*0.15 + [.N18]/50*0.15 + [.O18]/100*0.2" office:value-type="float" office:value="0.366" calcext:value-type="float">
            <text:p>0.366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18]; [.$AJ$2:.$AK$14]; 2; 0); VLOOKUP([.S18]; [.$AJ$2:.$AK$14]; 2; 0); MIN([.T18]; 30); [.U18])/235)*0.05" office:value-type="float" office:value="0.0427659574468085" calcext:value-type="float">
            <text:p>0.04277</text:p>
          </table:table-cell>
          <table:table-cell/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18]; [.$AJ$2:.$AK$14]; 2; 0); VLOOKUP([.Y18]; [.$AJ$2:.$AK$14]; 2; 0); VLOOKUP([.Z18]; [.$AJ$2:.$AK$14]; 2; 0))/300)*0.15" office:value-type="float" office:value="0.1275" calcext:value-type="float">
            <text:p>0.12750</text:p>
          </table:table-cell>
          <table:table-cell/>
          <table:table-cell table:style-name="ce13" table:formula="of:=[.K18] + [.P18] + [.V18] + [.AB18]" office:value-type="float" office:value="0.813265957446809" calcext:value-type="float">
            <text:p>0.81327</text:p>
          </table:table-cell>
          <table:table-cell table:style-name="ce15" table:formula="of:=IF([.AD18]&gt;=0.9875;&quot;A+&quot;;  IF([.AD18]&gt;=0.94; &quot;A&quot;; IF([.AD18]&gt;=0.9; &quot;A-&quot;; IF([.AD18]&gt;=0.87; &quot;B+&quot;; IF([.AD18]&gt;=0.84;&quot;B&quot;; IF([.AD18]&gt;=0.8; &quot;B-&quot;; IF([.AD18]&gt;=0.77; &quot;C+&quot;; IF([.AD18]&gt;=0.74;&quot;C&quot;; IF([.AD18]&gt;=0.7; &quot;C-&quot;; IF([.AD18]&gt;=0.67; &quot;D+&quot;; IF([.AD18]&gt;=0.64;&quot;D&quot;; IF([.AD18]&gt;=0.6; &quot;D-&quot;; &quot;F&quot;))))))))))))" office:value-type="string" office:string-value="B-" calcext:value-type="string">
            <text:p>B-</text:p>
          </table:table-cell>
          <table:table-cell table:style-name="ce15" office:value-type="string" calcext:value-type="string">
            <text:p>B-</text:p>
          </table:table-cell>
          <table:table-cell table:style-name="ce15" table:formula="of:=VLOOKUP([.AE18]; [.$AM$2:.$AN$14]; 2; 0)" office:value-type="float" office:value="2.7" calcext:value-type="float">
            <text:p>2.7</text:p>
          </table:table-cell>
          <table:table-cell table:style-name="ce15" table:formula="of:=VLOOKUP([.AF18]; [.$AM$2:.$AN$14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Nicholas Mulvay</text:p>
          </table:table-cell>
          <table:table-cell table:number-columns-repeated="4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7" table:formula="of:=(SUM(VLOOKUP([.B19]; [.$AJ$2:.$AK$14]; 2; 0); VLOOKUP([.C19]; [.$AJ$2:.$AK$14]; 2; 0); VLOOKUP([.D19]; [.$AJ$2:.$AK$14]; 2; 0); VLOOKUP([.E19]; [.$AJ$2:.$AK$14]; 2; 0); VLOOKUP([.F19]; [.$AJ$2:.$AK$14]; 2; 0); VLOOKUP([.G19]; [.$AJ$2:.$AK$14]; 2; 0); VLOOKUP([.H19]; [.$AJ$2:.$AK$14]; 2; 0); VLOOKUP([.I19]; [.$AJ$2:.$AK$14]; 2; 0);  VLOOKUP([.J19]; [.$AJ$2:.$AK$14]; 2; 0))) / 900 * 0.3" office:value-type="float" office:value="0.273333333333333" calcext:value-type="float">
            <text:p>0.2733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table:style-name="ce7" table:formula="of:=[.M19]/50*0.15 + [.N19]/50*0.15 + [.O19]/100*0.2" office:value-type="float" office:value="0.425" calcext:value-type="float">
            <text:p>0.425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19]; [.$AJ$2:.$AK$14]; 2; 0); VLOOKUP([.S19]; [.$AJ$2:.$AK$14]; 2; 0); MIN([.T19]; 30); [.U19])/235)*0.05" office:value-type="float" office:value="0.0406382978723404" calcext:value-type="float">
            <text:p>0.04064</text:p>
          </table:table-cell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19]; [.$AJ$2:.$AK$14]; 2; 0); VLOOKUP([.Y19]; [.$AJ$2:.$AK$14]; 2; 0); VLOOKUP([.Z19]; [.$AJ$2:.$AK$14]; 2; 0))/300)*0.15" office:value-type="float" office:value="0.129" calcext:value-type="float">
            <text:p>0.12900</text:p>
          </table:table-cell>
          <table:table-cell/>
          <table:table-cell table:style-name="ce13" table:formula="of:=[.K19] + [.P19] + [.V19] + [.AB19]" office:value-type="float" office:value="0.867971631205674" calcext:value-type="float">
            <text:p>0.86797</text:p>
          </table:table-cell>
          <table:table-cell table:style-name="ce15" table:formula="of:=IF([.AD19]&gt;=0.9875;&quot;A+&quot;;  IF([.AD19]&gt;=0.94; &quot;A&quot;; IF([.AD19]&gt;=0.9; &quot;A-&quot;; IF([.AD19]&gt;=0.87; &quot;B+&quot;; IF([.AD19]&gt;=0.84;&quot;B&quot;; IF([.AD19]&gt;=0.8; &quot;B-&quot;; IF([.AD19]&gt;=0.77; &quot;C+&quot;; IF([.AD19]&gt;=0.74;&quot;C&quot;; IF([.AD19]&gt;=0.7; &quot;C-&quot;; IF([.AD19]&gt;=0.67; &quot;D+&quot;; IF([.AD19]&gt;=0.64;&quot;D&quot;; IF([.AD19]&gt;=0.6; &quot;D-&quot;; &quot;F&quot;))))))))))))" office:value-type="string" office:string-value="B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E19]; [.$AM$2:.$AN$14]; 2; 0)" office:value-type="float" office:value="3" calcext:value-type="float">
            <text:p>3</text:p>
          </table:table-cell>
          <table:table-cell table:style-name="ce15" table:formula="of:=VLOOKUP([.AF19]; [.$AM$2:.$AN$14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rlee Sherrett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 table:formula="of:=(SUM(VLOOKUP([.B20]; [.$AJ$2:.$AK$14]; 2; 0); VLOOKUP([.C20]; [.$AJ$2:.$AK$14]; 2; 0); VLOOKUP([.D20]; [.$AJ$2:.$AK$14]; 2; 0); VLOOKUP([.E20]; [.$AJ$2:.$AK$14]; 2; 0); VLOOKUP([.F20]; [.$AJ$2:.$AK$14]; 2; 0); VLOOKUP([.G20]; [.$AJ$2:.$AK$14]; 2; 0); VLOOKUP([.H20]; [.$AJ$2:.$AK$14]; 2; 0); VLOOKUP([.I20]; [.$AJ$2:.$AK$14]; 2; 0);  VLOOKUP([.J20]; [.$AJ$2:.$AK$14]; 2; 0))) / 900 * 0.3" office:value-type="float" office:value="0.272333333333333" calcext:value-type="float">
            <text:p>0.2723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table:style-name="ce7" table:formula="of:=[.M20]/50*0.15 + [.N20]/50*0.15 + [.O20]/100*0.2" office:value-type="float" office:value="0.44" calcext:value-type="float">
            <text:p>0.440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20]; [.$AJ$2:.$AK$14]; 2; 0); VLOOKUP([.S20]; [.$AJ$2:.$AK$14]; 2; 0); MIN([.T20]; 30); [.U20])/235)*0.05" office:value-type="float" office:value="0.0440425531914894" calcext:value-type="float">
            <text:p>0.04404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20]; [.$AJ$2:.$AK$14]; 2; 0); VLOOKUP([.Y20]; [.$AJ$2:.$AK$14]; 2; 0); VLOOKUP([.Z20]; [.$AJ$2:.$AK$14]; 2; 0))/300)*0.15" office:value-type="float" office:value="0.132" calcext:value-type="float">
            <text:p>0.13200</text:p>
          </table:table-cell>
          <table:table-cell/>
          <table:table-cell table:style-name="ce13" table:formula="of:=[.K20] + [.P20] + [.V20] + [.AB20]" office:value-type="float" office:value="0.888375886524823" calcext:value-type="float">
            <text:p>0.88838</text:p>
          </table:table-cell>
          <table:table-cell table:style-name="ce15" table:formula="of:=IF([.AD20]&gt;=0.9875;&quot;A+&quot;;  IF([.AD20]&gt;=0.94; &quot;A&quot;; IF([.AD20]&gt;=0.9; &quot;A-&quot;; IF([.AD20]&gt;=0.87; &quot;B+&quot;; IF([.AD20]&gt;=0.84;&quot;B&quot;; IF([.AD20]&gt;=0.8; &quot;B-&quot;; IF([.AD20]&gt;=0.77; &quot;C+&quot;; IF([.AD20]&gt;=0.74;&quot;C&quot;; IF([.AD20]&gt;=0.7; &quot;C-&quot;; IF([.AD20]&gt;=0.67; &quot;D+&quot;; IF([.AD20]&gt;=0.64;&quot;D&quot;; IF([.AD20]&gt;=0.6; &quot;D-&quot;; &quot;F&quot;))))))))))))" office:value-type="string" office:string-value="B+" calcext:value-type="string">
            <text:p>B+</text:p>
          </table:table-cell>
          <table:table-cell table:style-name="ce15" office:value-type="string" calcext:value-type="string">
            <text:p>B+</text:p>
          </table:table-cell>
          <table:table-cell table:style-name="ce15" table:formula="of:=VLOOKUP([.AE20]; [.$AM$2:.$AN$14]; 2; 0)" office:value-type="float" office:value="3.3" calcext:value-type="float">
            <text:p>3.3</text:p>
          </table:table-cell>
          <table:table-cell table:style-name="ce15" table:formula="of:=VLOOKUP([.AF20]; [.$AM$2:.$AN$14]; 2; 0)" office:value-type="float" office:value="3.3" calcext:value-type="float">
            <text:p>3.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 table:formula="of:=(SUM(VLOOKUP([.B21]; [.$AJ$2:.$AK$14]; 2; 0); VLOOKUP([.C21]; [.$AJ$2:.$AK$14]; 2; 0); VLOOKUP([.D21]; [.$AJ$2:.$AK$14]; 2; 0); VLOOKUP([.E21]; [.$AJ$2:.$AK$14]; 2; 0); VLOOKUP([.F21]; [.$AJ$2:.$AK$14]; 2; 0); VLOOKUP([.G21]; [.$AJ$2:.$AK$14]; 2; 0); VLOOKUP([.H21]; [.$AJ$2:.$AK$14]; 2; 0); VLOOKUP([.I21]; [.$AJ$2:.$AK$14]; 2; 0);  VLOOKUP([.J21]; [.$AJ$2:.$AK$14]; 2; 0))) / 900 * 0.3" office:value-type="float" office:value="0.271333333333333" calcext:value-type="float">
            <text:p>0.2713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table:style-name="ce7" table:formula="of:=[.M21]/50*0.15 + [.N21]/50*0.15 + [.O21]/100*0.2" office:value-type="float" office:value="0.43" calcext:value-type="float">
            <text:p>0.430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21]; [.$AJ$2:.$AK$14]; 2; 0); VLOOKUP([.S21]; [.$AJ$2:.$AK$14]; 2; 0); MIN([.T21]; 30); [.U21])/235)*0.05" office:value-type="float" office:value="0.038936170212766" calcext:value-type="float">
            <text:p>0.03894</text:p>
          </table:table-cell>
          <table:table-cell/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21]; [.$AJ$2:.$AK$14]; 2; 0); VLOOKUP([.Y21]; [.$AJ$2:.$AK$14]; 2; 0); VLOOKUP([.Z21]; [.$AJ$2:.$AK$14]; 2; 0))/300)*0.15" office:value-type="float" office:value="0.124" calcext:value-type="float">
            <text:p>0.12400</text:p>
          </table:table-cell>
          <table:table-cell/>
          <table:table-cell table:style-name="ce13" table:formula="of:=[.K21] + [.P21] + [.V21] + [.AB21]" office:value-type="float" office:value="0.864269503546099" calcext:value-type="float">
            <text:p>0.86427</text:p>
          </table:table-cell>
          <table:table-cell table:style-name="ce15" table:formula="of:=IF([.AD21]&gt;=0.9875;&quot;A+&quot;;  IF([.AD21]&gt;=0.94; &quot;A&quot;; IF([.AD21]&gt;=0.9; &quot;A-&quot;; IF([.AD21]&gt;=0.87; &quot;B+&quot;; IF([.AD21]&gt;=0.84;&quot;B&quot;; IF([.AD21]&gt;=0.8; &quot;B-&quot;; IF([.AD21]&gt;=0.77; &quot;C+&quot;; IF([.AD21]&gt;=0.74;&quot;C&quot;; IF([.AD21]&gt;=0.7; &quot;C-&quot;; IF([.AD21]&gt;=0.67; &quot;D+&quot;; IF([.AD21]&gt;=0.64;&quot;D&quot;; IF([.AD21]&gt;=0.6; &quot;D-&quot;; &quot;F&quot;))))))))))))" office:value-type="string" office:string-value="B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E21]; [.$AM$2:.$AN$14]; 2; 0)" office:value-type="float" office:value="3" calcext:value-type="float">
            <text:p>3</text:p>
          </table:table-cell>
          <table:table-cell table:style-name="ce15" table:formula="of:=VLOOKUP([.AF21]; [.$AM$2:.$AN$14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uke Smith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7" table:formula="of:=(SUM(VLOOKUP([.B22]; [.$AJ$2:.$AK$14]; 2; 0); VLOOKUP([.C22]; [.$AJ$2:.$AK$14]; 2; 0); VLOOKUP([.D22]; [.$AJ$2:.$AK$14]; 2; 0); VLOOKUP([.E22]; [.$AJ$2:.$AK$14]; 2; 0); VLOOKUP([.F22]; [.$AJ$2:.$AK$14]; 2; 0); VLOOKUP([.G22]; [.$AJ$2:.$AK$14]; 2; 0); VLOOKUP([.H22]; [.$AJ$2:.$AK$14]; 2; 0); VLOOKUP([.I22]; [.$AJ$2:.$AK$14]; 2; 0);  VLOOKUP([.J22]; [.$AJ$2:.$AK$14]; 2; 0))) / 900 * 0.3" office:value-type="float" office:value="0.275666666666667" calcext:value-type="float">
            <text:p>0.27567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table:style-name="ce7" table:formula="of:=[.M22]/50*0.15 + [.N22]/50*0.15 + [.O22]/100*0.2" office:value-type="float" office:value="0.406" calcext:value-type="float">
            <text:p>0.4060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22]; [.$AJ$2:.$AK$14]; 2; 0); VLOOKUP([.S22]; [.$AJ$2:.$AK$14]; 2; 0); MIN([.T22]; 30); [.U22])/235)*0.05" office:value-type="float" office:value="0.0470212765957447" calcext:value-type="float">
            <text:p>0.04702</text:p>
          </table:table-cell>
          <table:table-cell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22]; [.$AJ$2:.$AK$14]; 2; 0); VLOOKUP([.Y22]; [.$AJ$2:.$AK$14]; 2; 0); VLOOKUP([.Z22]; [.$AJ$2:.$AK$14]; 2; 0))/300)*0.15" office:value-type="float" office:value="0.124" calcext:value-type="float">
            <text:p>0.12400</text:p>
          </table:table-cell>
          <table:table-cell/>
          <table:table-cell table:style-name="ce13" table:formula="of:=[.K22] + [.P22] + [.V22] + [.AB22]" office:value-type="float" office:value="0.852687943262411" calcext:value-type="float">
            <text:p>0.85269</text:p>
          </table:table-cell>
          <table:table-cell table:style-name="ce15" table:formula="of:=IF([.AD22]&gt;=0.9875;&quot;A+&quot;;  IF([.AD22]&gt;=0.94; &quot;A&quot;; IF([.AD22]&gt;=0.9; &quot;A-&quot;; IF([.AD22]&gt;=0.87; &quot;B+&quot;; IF([.AD22]&gt;=0.84;&quot;B&quot;; IF([.AD22]&gt;=0.8; &quot;B-&quot;; IF([.AD22]&gt;=0.77; &quot;C+&quot;; IF([.AD22]&gt;=0.74;&quot;C&quot;; IF([.AD22]&gt;=0.7; &quot;C-&quot;; IF([.AD22]&gt;=0.67; &quot;D+&quot;; IF([.AD22]&gt;=0.64;&quot;D&quot;; IF([.AD22]&gt;=0.6; &quot;D-&quot;; &quot;F&quot;))))))))))))" office:value-type="string" office:string-value="B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E22]; [.$AM$2:.$AN$14]; 2; 0)" office:value-type="float" office:value="3" calcext:value-type="float">
            <text:p>3</text:p>
          </table:table-cell>
          <table:table-cell table:style-name="ce15" table:formula="of:=VLOOKUP([.AF22]; [.$AM$2:.$AN$14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7" table:formula="of:=(SUM(VLOOKUP([.B23]; [.$AJ$2:.$AK$14]; 2; 0); VLOOKUP([.C23]; [.$AJ$2:.$AK$14]; 2; 0); VLOOKUP([.D23]; [.$AJ$2:.$AK$14]; 2; 0); VLOOKUP([.E23]; [.$AJ$2:.$AK$14]; 2; 0); VLOOKUP([.F23]; [.$AJ$2:.$AK$14]; 2; 0); VLOOKUP([.G23]; [.$AJ$2:.$AK$14]; 2; 0); VLOOKUP([.H23]; [.$AJ$2:.$AK$14]; 2; 0); VLOOKUP([.I23]; [.$AJ$2:.$AK$14]; 2; 0);  VLOOKUP([.J23]; [.$AJ$2:.$AK$14]; 2; 0))) / 900 * 0.3" office:value-type="float" office:value="0.269333333333333" calcext:value-type="float">
            <text:p>0.2693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table:style-name="ce7" table:formula="of:=[.M23]/50*0.15 + [.N23]/50*0.15 + [.O23]/100*0.2" office:value-type="float" office:value="0.316" calcext:value-type="float">
            <text:p>0.31600</text:p>
          </table:table-cell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C-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(SUM(VLOOKUP([.R23]; [.$AJ$2:.$AK$14]; 2; 0); VLOOKUP([.S23]; [.$AJ$2:.$AK$14]; 2; 0); MIN([.T23]; 30); [.U23])/235)*0.05" office:value-type="float" office:value="0.0331914893617021" calcext:value-type="float">
            <text:p>0.03319</text:p>
          </table:table-cell>
          <table:table-cell/>
          <table:table-cell office:value-type="string" calcext:value-type="string">
            <text:p>C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style-name="ce7" table:formula="of:=(SUM(VLOOKUP([.X23]; [.$AJ$2:.$AK$14]; 2; 0); VLOOKUP([.Y23]; [.$AJ$2:.$AK$14]; 2; 0); VLOOKUP([.Z23]; [.$AJ$2:.$AK$14]; 2; 0))/300)*0.15" office:value-type="float" office:value="0.0745" calcext:value-type="float">
            <text:p>0.07450</text:p>
          </table:table-cell>
          <table:table-cell/>
          <table:table-cell table:style-name="ce13" table:formula="of:=[.K23] + [.P23] + [.V23] + [.AB23]" office:value-type="float" office:value="0.693024822695036" calcext:value-type="float">
            <text:p>0.69302</text:p>
          </table:table-cell>
          <table:table-cell table:style-name="ce15" table:formula="of:=IF([.AD23]&gt;=0.9875;&quot;A+&quot;;  IF([.AD23]&gt;=0.94; &quot;A&quot;; IF([.AD23]&gt;=0.9; &quot;A-&quot;; IF([.AD23]&gt;=0.87; &quot;B+&quot;; IF([.AD23]&gt;=0.84;&quot;B&quot;; IF([.AD23]&gt;=0.8; &quot;B-&quot;; IF([.AD23]&gt;=0.77; &quot;C+&quot;; IF([.AD23]&gt;=0.74;&quot;C&quot;; IF([.AD23]&gt;=0.7; &quot;C-&quot;; IF([.AD23]&gt;=0.67; &quot;D+&quot;; IF([.AD23]&gt;=0.64;&quot;D&quot;; IF([.AD23]&gt;=0.6; &quot;D-&quot;; &quot;F&quot;))))))))))))" office:value-type="string" office:string-value="D+" calcext:value-type="string">
            <text:p>D+</text:p>
          </table:table-cell>
          <table:table-cell table:style-name="ce15" office:value-type="string" calcext:value-type="string">
            <text:p>D+</text:p>
          </table:table-cell>
          <table:table-cell table:style-name="ce15" table:formula="of:=VLOOKUP([.AE23]; [.$AM$2:.$AN$14]; 2; 0)" office:value-type="float" office:value="1.3" calcext:value-type="float">
            <text:p>1.3</text:p>
          </table:table-cell>
          <table:table-cell table:style-name="ce15" table:formula="of:=VLOOKUP([.AF23]; [.$AM$2:.$AN$14]; 2; 0)" office:value-type="float" office:value="1.3" calcext:value-type="float">
            <text:p>1.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7" table:formula="of:=(SUM(VLOOKUP([.B24]; [.$AJ$2:.$AK$14]; 2; 0); VLOOKUP([.C24]; [.$AJ$2:.$AK$14]; 2; 0); VLOOKUP([.D24]; [.$AJ$2:.$AK$14]; 2; 0); VLOOKUP([.E24]; [.$AJ$2:.$AK$14]; 2; 0); VLOOKUP([.F24]; [.$AJ$2:.$AK$14]; 2; 0); VLOOKUP([.G24]; [.$AJ$2:.$AK$14]; 2; 0); VLOOKUP([.H24]; [.$AJ$2:.$AK$14]; 2; 0); VLOOKUP([.I24]; [.$AJ$2:.$AK$14]; 2; 0);  VLOOKUP([.J24]; [.$AJ$2:.$AK$14]; 2; 0))) / 900 * 0.3" office:value-type="float" office:value="0.273333333333333" calcext:value-type="float">
            <text:p>0.2733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table:style-name="ce7" table:formula="of:=[.M24]/50*0.15 + [.N24]/50*0.15 + [.O24]/100*0.2" office:value-type="float" office:value="0.373" calcext:value-type="float">
            <text:p>0.373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24]; [.$AJ$2:.$AK$14]; 2; 0); VLOOKUP([.S24]; [.$AJ$2:.$AK$14]; 2; 0); MIN([.T24]; 30); [.U24])/235)*0.05" office:value-type="float" office:value="0.0376595744680851" calcext:value-type="float">
            <text:p>0.03766</text:p>
          </table:table-cell>
          <table:table-cell/>
          <table:table-cell office:value-type="string" calcext:value-type="string">
            <text:p>C+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24]; [.$AJ$2:.$AK$14]; 2; 0); VLOOKUP([.Y24]; [.$AJ$2:.$AK$14]; 2; 0); VLOOKUP([.Z24]; [.$AJ$2:.$AK$14]; 2; 0))/300)*0.15" office:value-type="float" office:value="0.1255" calcext:value-type="float">
            <text:p>0.12550</text:p>
          </table:table-cell>
          <table:table-cell/>
          <table:table-cell table:style-name="ce13" table:formula="of:=[.K24] + [.P24] + [.V24] + [.AB24]" office:value-type="float" office:value="0.809492907801419" calcext:value-type="float">
            <text:p>0.80949</text:p>
          </table:table-cell>
          <table:table-cell table:style-name="ce15" table:formula="of:=IF([.AD24]&gt;=0.9875;&quot;A+&quot;;  IF([.AD24]&gt;=0.94; &quot;A&quot;; IF([.AD24]&gt;=0.9; &quot;A-&quot;; IF([.AD24]&gt;=0.87; &quot;B+&quot;; IF([.AD24]&gt;=0.84;&quot;B&quot;; IF([.AD24]&gt;=0.8; &quot;B-&quot;; IF([.AD24]&gt;=0.77; &quot;C+&quot;; IF([.AD24]&gt;=0.74;&quot;C&quot;; IF([.AD24]&gt;=0.7; &quot;C-&quot;; IF([.AD24]&gt;=0.67; &quot;D+&quot;; IF([.AD24]&gt;=0.64;&quot;D&quot;; IF([.AD24]&gt;=0.6; &quot;D-&quot;; &quot;F&quot;))))))))))))" office:value-type="string" office:string-value="B-" calcext:value-type="string">
            <text:p>B-</text:p>
          </table:table-cell>
          <table:table-cell table:style-name="ce15" office:value-type="string" calcext:value-type="string">
            <text:p>B-</text:p>
          </table:table-cell>
          <table:table-cell table:style-name="ce15" table:formula="of:=VLOOKUP([.AE24]; [.$AM$2:.$AN$14]; 2; 0)" office:value-type="float" office:value="2.7" calcext:value-type="float">
            <text:p>2.7</text:p>
          </table:table-cell>
          <table:table-cell table:style-name="ce15" table:formula="of:=VLOOKUP([.AF24]; [.$AM$2:.$AN$14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ichael Weisman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style-name="ce7" table:formula="of:=(SUM(VLOOKUP([.B25]; [.$AJ$2:.$AK$14]; 2; 0); VLOOKUP([.C25]; [.$AJ$2:.$AK$14]; 2; 0); VLOOKUP([.D25]; [.$AJ$2:.$AK$14]; 2; 0); VLOOKUP([.E25]; [.$AJ$2:.$AK$14]; 2; 0); VLOOKUP([.F25]; [.$AJ$2:.$AK$14]; 2; 0); VLOOKUP([.G25]; [.$AJ$2:.$AK$14]; 2; 0); VLOOKUP([.H25]; [.$AJ$2:.$AK$14]; 2; 0); VLOOKUP([.I25]; [.$AJ$2:.$AK$14]; 2; 0);  VLOOKUP([.J25]; [.$AJ$2:.$AK$14]; 2; 0))) / 900 * 0.3" office:value-type="float" office:value="0.284666666666667" calcext:value-type="float">
            <text:p>0.2846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table:style-name="ce7" table:formula="of:=[.M25]/50*0.15 + [.N25]/50*0.15 + [.O25]/100*0.2" office:value-type="float" office:value="0.495" calcext:value-type="float">
            <text:p>0.49500</text:p>
          </table:table-cell>
          <table:table-cell/>
          <table:table-cell table:number-columns-repeated="2" table:style-name="ce5"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25]; [.$AJ$2:.$AK$14]; 2; 0); VLOOKUP([.S25]; [.$AJ$2:.$AK$14]; 2; 0); MIN([.T25]; 30); [.U25])/235)*0.05" office:value-type="float" office:value="0.0482978723404255" calcext:value-type="float">
            <text:p>0.04830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25]; [.$AJ$2:.$AK$14]; 2; 0); VLOOKUP([.Y25]; [.$AJ$2:.$AK$14]; 2; 0); VLOOKUP([.Z25]; [.$AJ$2:.$AK$14]; 2; 0))/300)*0.15" office:value-type="float" office:value="0.1455" calcext:value-type="float">
            <text:p>0.14550</text:p>
          </table:table-cell>
          <table:table-cell/>
          <table:table-cell table:style-name="ce13" table:formula="of:=[.K25] + [.P25] + [.V25] + [.AB25]" office:value-type="float" office:value="0.973464539007092" calcext:value-type="float">
            <text:p>0.97346</text:p>
          </table:table-cell>
          <table:table-cell table:style-name="ce15" table:formula="of:=IF([.AD25]&gt;=0.9875;&quot;A+&quot;;  IF([.AD25]&gt;=0.94; &quot;A&quot;; IF([.AD25]&gt;=0.9; &quot;A-&quot;; IF([.AD25]&gt;=0.87; &quot;B+&quot;; IF([.AD25]&gt;=0.84;&quot;B&quot;; IF([.AD25]&gt;=0.8; &quot;B-&quot;; IF([.AD25]&gt;=0.77; &quot;C+&quot;; IF([.AD25]&gt;=0.74;&quot;C&quot;; IF([.AD25]&gt;=0.7; &quot;C-&quot;; IF([.AD25]&gt;=0.67; &quot;D+&quot;; IF([.AD25]&gt;=0.64;&quot;D&quot;; IF([.AD25]&gt;=0.6; &quot;D-&quot;; &quot;F&quot;))))))))))))" office:value-type="string" office:string-value="A" calcext:value-type="string">
            <text:p>A</text:p>
          </table:table-cell>
          <table:table-cell table:style-name="ce15" office:value-type="string" calcext:value-type="string">
            <text:p>A</text:p>
          </table:table-cell>
          <table:table-cell table:style-name="ce15" table:formula="of:=VLOOKUP([.AE25]; [.$AM$2:.$AN$14]; 2; 0)" office:value-type="float" office:value="4" calcext:value-type="float">
            <text:p>4</text:p>
          </table:table-cell>
          <table:table-cell table:style-name="ce15" table:formula="of:=VLOOKUP([.AF25]; [.$AM$2:.$AN$14]; 2; 0)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table:number-columns-repeated="10"/>
          <table:table-cell table:style-name="ce8"/>
          <table:table-cell table:number-columns-repeated="4"/>
          <table:table-cell table:style-name="ce8"/>
          <table:table-cell/>
          <table:table-cell table:style-name="ce5" table:number-columns-repeated="2"/>
          <table:table-cell table:number-columns-repeated="10"/>
          <table:table-cell table:style-name="ce14"/>
          <table:table-cell table:style-name="ce15" table:number-columns-repeated="2"/>
          <table:table-cell table:style-name="ce18" table:number-columns-repeated="2"/>
          <table:table-cell table:number-columns-repeated="988"/>
        </table:table-row>
        <table:table-row table:style-name="ro1">
          <table:table-cell table:number-columns-repeated="10"/>
          <table:table-cell table:style-name="ce8"/>
          <table:table-cell/>
          <table:table-cell table:formula="of:=AVERAGE([.M2:.M25])" office:value-type="float" office:value="41.25" calcext:value-type="float">
            <text:p>41.25</text:p>
          </table:table-cell>
          <table:table-cell table:formula="of:=AVERAGE([.N2:.N25])" office:value-type="float" office:value="43.25" calcext:value-type="float">
            <text:p>43.25</text:p>
          </table:table-cell>
          <table:table-cell table:formula="of:=AVERAGE([.O2:.O25])" office:value-type="float" office:value="81.875" calcext:value-type="float">
            <text:p>81.875</text:p>
          </table:table-cell>
          <table:table-cell table:number-columns-repeated="14"/>
          <table:table-cell table:style-name="ce15" table:formula="of:=AVERAGE([.AD2:.AD18])" office:value-type="float" office:value="0.858070296203588" calcext:value-type="float">
            <text:p>0.8580702962</text:p>
          </table:table-cell>
          <table:table-cell table:style-name="ce15" table:number-columns-repeated="2"/>
          <table:table-cell table:style-name="ce15" table:formula="of:=AVERAGE([.AG2:.AG20])" office:value-type="float" office:value="3.04210526315789" calcext:value-type="float">
            <text:p>3.0421052632</text:p>
          </table:table-cell>
          <table:table-cell table:style-name="ce15" table:formula="of:=AVERAGE([.AH2:.AH20])" office:value-type="float" office:value="3.04210526315789" calcext:value-type="float">
            <text:p>3.0421052632</text:p>
          </table:table-cell>
          <table:table-cell table:number-columns-repeated="988"/>
        </table:table-row>
        <table:table-row table:style-name="ro1">
          <table:table-cell table:number-columns-repeated="12"/>
          <table:table-cell table:formula="of:=AVERAGE([.M2:.M25])/50" office:value-type="float" office:value="0.825" calcext:value-type="float">
            <text:p>0.825</text:p>
          </table:table-cell>
          <table:table-cell table:formula="of:=AVERAGE([.N2:.N25])/50" office:value-type="float" office:value="0.865" calcext:value-type="float">
            <text:p>0.865</text:p>
          </table:table-cell>
          <table:table-cell table:formula="of:=AVERAGE([.O2:.O25])/100" office:value-type="float" office:value="0.81875" calcext:value-type="float">
            <text:p>0.81875</text:p>
          </table:table-cell>
          <table:table-cell table:number-columns-repeated="1007"/>
        </table:table-row>
        <table:table-row table:style-name="ro1" table:number-rows-repeated="104854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 style:data-style-name="N2" text:time-value="13:13:23.938820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2-15T15:27:31.258960177</dc:date>
    <dc:creator>Gregory Kapfhammer</dc:creator>
    <meta:editing-duration>P7DT10H55M30S</meta:editing-duration>
    <meta:editing-cycles>240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815" meta:object-count="0"/>
  </office:meta>
</office:document-meta>
</file>